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dff82" officeooo:paragraph-rsid="000dff82" style:font-weight-asian="bold" style:font-weight-complex="bold"/>
    </style:style>
    <style:style style:name="P2" style:family="paragraph" style:parent-style-name="Standard">
      <style:text-properties fo:font-weight="bold" officeooo:rsid="000dff82" officeooo:paragraph-rsid="000dff82" fo:background-color="#800080" style:font-weight-asian="bold" style:font-weight-complex="bold"/>
    </style:style>
    <style:style style:name="P3" style:family="paragraph" style:parent-style-name="Standard">
      <style:text-properties fo:font-weight="normal" officeooo:rsid="000dff82" officeooo:paragraph-rsid="000dff82" style:font-weight-asian="normal" style:font-weight-complex="normal"/>
    </style:style>
    <style:style style:name="P4" style:family="paragraph" style:parent-style-name="Standard">
      <style:text-properties fo:font-weight="normal" officeooo:rsid="00105852" officeooo:paragraph-rsid="00105852" style:font-weight-asian="normal" style:font-weight-complex="normal"/>
    </style:style>
    <style:style style:name="P5" style:family="paragraph" style:parent-style-name="Standard">
      <style:text-properties fo:font-weight="normal" officeooo:rsid="0015e51c" officeooo:paragraph-rsid="0015e51c" style:font-weight-asian="normal" style:font-weight-complex="normal"/>
    </style:style>
    <style:style style:name="P6" style:family="paragraph" style:parent-style-name="Standard">
      <style:text-properties fo:font-weight="normal" officeooo:rsid="00169db8" officeooo:paragraph-rsid="00169db8" style:font-weight-asian="normal" style:font-weight-complex="normal"/>
    </style:style>
    <style:style style:name="P7" style:family="paragraph" style:parent-style-name="Standard">
      <style:text-properties officeooo:paragraph-rsid="0016a1dc"/>
    </style:style>
    <style:style style:name="P8" style:family="paragraph" style:parent-style-name="Standard">
      <style:text-properties officeooo:rsid="0016a1dc" officeooo:paragraph-rsid="0016a1dc"/>
    </style:style>
    <style:style style:name="P9" style:family="paragraph" style:parent-style-name="Standard">
      <style:text-properties officeooo:rsid="00179824" officeooo:paragraph-rsid="00179824"/>
    </style:style>
    <style:style style:name="P10" style:family="paragraph" style:parent-style-name="Standard">
      <style:text-properties fo:color="#ffffff" loext:opacity="100%" fo:font-weight="bold" officeooo:rsid="000dff82" officeooo:paragraph-rsid="000dff82" fo:background-color="#ff0000" style:font-weight-asian="bold" style:font-weight-complex="bold"/>
    </style:style>
    <style:style style:name="P11" style:family="paragraph" style:parent-style-name="Standard">
      <style:text-properties fo:color="#ffffff" loext:opacity="100%" fo:font-weight="bold" officeooo:rsid="000dff82" officeooo:paragraph-rsid="000dff82" fo:background-color="#00a933" style:font-weight-asian="bold" style:font-weight-complex="bold"/>
    </style:style>
    <style:style style:name="P12" style:family="paragraph" style:parent-style-name="Standard">
      <style:text-properties fo:color="#ffffff" loext:opacity="100%" fo:font-weight="bold" officeooo:rsid="000dff82" officeooo:paragraph-rsid="000dff82" fo:background-color="#2a6099" style:font-weight-asian="bold" style:font-weight-complex="bold"/>
    </style:style>
    <style:style style:name="P13" style:family="paragraph" style:parent-style-name="Standard">
      <style:text-properties fo:color="#ffffff" loext:opacity="100%" fo:font-weight="bold" officeooo:rsid="000dff82" officeooo:paragraph-rsid="000dff82" fo:background-color="#ff8000" style:font-weight-asian="bold" style:font-weight-complex="bold"/>
    </style:style>
    <style:style style:name="P14" style:family="paragraph" style:parent-style-name="Standard">
      <style:text-properties fo:color="#ffffff" loext:opacity="100%" fo:font-weight="bold" officeooo:rsid="000dff82" officeooo:paragraph-rsid="000dff82" fo:background-color="#ffff00" style:font-weight-asian="bold" style:font-weight-complex="bold"/>
    </style:style>
    <style:style style:name="P15" style:family="paragraph" style:parent-style-name="Standard">
      <style:text-properties fo:color="#ffffff" loext:opacity="100%" fo:font-weight="bold" officeooo:rsid="000dff82" officeooo:paragraph-rsid="000dff82" fo:background-color="#81d41a" style:font-weight-asian="bold" style:font-weight-complex="bold"/>
    </style:style>
    <style:style style:name="P16" style:family="paragraph" style:parent-style-name="Standard">
      <style:paragraph-properties fo:margin-top="0.101cm" fo:margin-bottom="0.101cm" style:contextual-spacing="false"/>
      <style:text-properties officeooo:paragraph-rsid="0016a1dc"/>
    </style:style>
    <style:style style:name="P17" style:family="paragraph" style:parent-style-name="Standard">
      <style:paragraph-properties fo:margin-top="0.101cm" fo:margin-bottom="0.101cm" style:contextual-spacing="false"/>
      <style:text-properties officeooo:paragraph-rsid="00184691"/>
    </style:style>
    <style:style style:name="P18" style:family="paragraph" style:parent-style-name="Standard">
      <style:paragraph-properties fo:margin-top="0.101cm" fo:margin-bottom="0.101cm" style:contextual-spacing="false"/>
      <style:text-properties officeooo:paragraph-rsid="0019d50c"/>
    </style:style>
    <style:style style:name="P19" style:family="paragraph" style:parent-style-name="Standard_20__28_user_29_">
      <style:paragraph-properties fo:margin-left="0cm" fo:margin-right="0cm" fo:text-align="center" style:justify-single-word="false" fo:text-indent="0cm" style:auto-text-indent="false" style:writing-mode="lr-tb"/>
    </style:style>
    <style:style style:name="P20" style:family="paragraph" style:parent-style-name="Standard_20__28_user_29_">
      <style:paragraph-properties fo:margin-left="0cm" fo:margin-right="0cm" fo:text-align="start" style:justify-single-word="false" fo:text-indent="0cm" style:auto-text-indent="false" style:writing-mode="lr-tb"/>
    </style:style>
    <style:style style:name="T1" style:family="text">
      <style:text-properties style:font-name="Calibri" fo:font-size="14pt" style:font-size-asian="14pt" style:font-name-complex="Calibri1" style:font-size-complex="14pt"/>
    </style:style>
    <style:style style:name="T2" style:family="text">
      <style:text-properties style:font-name="Calibri" fo:font-size="14pt" officeooo:rsid="000dff82" style:font-size-asian="14pt" style:font-name-complex="Calibri1" style:font-size-complex="14pt"/>
    </style:style>
    <style:style style:name="T3" style:family="text">
      <style:text-properties style:font-name="Calibri" fo:font-size="14pt" fo:font-weight="bold" style:font-size-asian="14pt" style:font-weight-asian="bold" style:font-name-complex="Calibri1" style:font-size-complex="14pt" style:font-weight-complex="bold"/>
    </style:style>
    <style:style style:name="T4" style:family="text">
      <style:text-properties style:font-name="Calibri" fo:font-size="14pt" fo:font-weight="bold" officeooo:rsid="000dff82" style:font-size-asian="14pt" style:font-weight-asian="bold" style:font-name-complex="Calibri1" style:font-size-complex="14pt" style:font-weight-complex="bold"/>
    </style:style>
    <style:style style:name="T5" style:family="text">
      <style:text-properties style:font-name="Calibri" fo:font-size="14pt" fo:font-weight="normal" officeooo:rsid="0019d50c" style:font-size-asian="14pt" style:font-weight-asian="normal" style:font-name-complex="Calibri1" style:font-size-complex="14pt" style:font-weight-complex="normal"/>
    </style:style>
    <style:style style:name="T6" style:family="text">
      <style:text-properties style:font-name="Calibri" fo:font-size="14pt" fo:font-style="normal" fo:font-weight="normal" officeooo:rsid="0019d50c" style:font-size-asian="14pt" style:font-style-asian="normal" style:font-weight-asian="normal" style:font-name-complex="Calibri1" style:font-size-complex="14pt" style:font-style-complex="normal" style:font-weight-complex="normal"/>
    </style:style>
    <style:style style:name="T7" style:family="text">
      <style:text-properties officeooo:rsid="000f7d4d"/>
    </style:style>
    <style:style style:name="T8" style:family="text">
      <style:text-properties officeooo:rsid="00105852"/>
    </style:style>
    <style:style style:name="T9" style:family="text">
      <style:text-properties officeooo:rsid="00122e19"/>
    </style:style>
    <style:style style:name="T10" style:family="text">
      <style:text-properties officeooo:rsid="00151795"/>
    </style:style>
    <style:style style:name="T11" style:family="text">
      <style:text-properties officeooo:rsid="00169db8"/>
    </style:style>
    <style:style style:name="T12" style:family="text">
      <style:text-properties fo:font-weight="normal" officeooo:rsid="00169db8" style:font-weight-asian="normal" style:font-weight-complex="normal"/>
    </style:style>
    <style:style style:name="T13" style:family="text">
      <style:text-properties fo:font-weight="normal" officeooo:rsid="0016a1dc" style:font-weight-asian="normal" style:font-weight-complex="normal"/>
    </style:style>
    <style:style style:name="T14" style:family="text">
      <style:text-properties officeooo:rsid="0016a1dc"/>
    </style:style>
    <style:style style:name="T15" style:family="text">
      <style:text-properties officeooo:rsid="00179824"/>
    </style:style>
    <style:style style:name="T16" style:family="text">
      <style:text-properties fo:font-style="italic" style:font-style-asian="italic" style:font-style-complex="italic"/>
    </style:style>
    <style:style style:name="T17" style:family="text">
      <style:text-properties fo:background-color="#2a6099" loext:char-shading-value="0"/>
    </style:style>
    <style:style style:name="T18" style:family="text">
      <style:text-properties fo:background-color="#00a933" loext:char-shading-value="0"/>
    </style:style>
    <style:style style:name="T19" style:family="text">
      <style:text-properties fo:background-color="#81d41a" loext:char-shading-value="0"/>
    </style:style>
    <style:style style:name="T20" style:family="text">
      <style:text-properties fo:background-color="#ffff00" loext:char-shading-value="0"/>
    </style:style>
    <style:style style:name="T21" style:family="text">
      <style:text-properties fo:background-color="#ff8000" loext:char-shading-value="0"/>
    </style:style>
    <style:style style:name="T22" style:family="text">
      <style:text-properties fo:background-color="#800080" loext:char-shading-value="0"/>
    </style:style>
    <style:style style:name="T23" style:family="text">
      <style:text-properties fo:background-color="#ffffff" loext:char-shading-value="0"/>
    </style:style>
    <style:style style:name="T24" style:family="text">
      <style:text-properties officeooo:rsid="0016a1dc" fo:background-color="#ffffff" loext:char-shading-value="0"/>
    </style:style>
    <style:style style:name="T25" style:family="text">
      <style:text-properties officeooo:rsid="0019d50c" fo:background-color="#ffffff" loext:char-shading-value="0"/>
    </style:style>
    <style:style style:name="T26" style:family="text">
      <style:text-properties fo:background-color="#ff0000" loext:char-shading-value="0"/>
    </style:style>
    <style:style style:name="T27" style:family="text">
      <style:text-properties officeooo:rsid="0019d5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Projet CMI L1 2020-2021</text:span><text:line-break/><text:span text:style-name="T1">NAVEL Morgan / GALLERNE Romain</text:span><text:line-break/><text:line-break/><text:span text:style-name="T3">Compte rendu séance </text:span><text:span text:style-name="T4">2</text:span><text:span text:style-name="T2"> </text:span><text:span text:style-name="T6">&amp;</text:span><text:span text:style-name="T5"> </text:span><text:span text:style-name="T4">Planning</text:span></text:p>
      <text:p text:style-name="P19"><text:span text:style-name="T2"/></text:p>
      <text:p text:style-name="P19"><text:span text:style-name="T2"/></text:p>
      <text:p text:style-name="P20"><text:span text:style-name="T2"/></text:p>
      <text:p text:style-name="P2"><text:s/>12 mars :</text:p>
      <text:p text:style-name="P3">- Organisation</text:p>
      <text:p text:style-name="P3">- Création du planning</text:p>
      <text:p text:style-name="P3">- Création du repl.it</text:p>
      <text:p text:style-name="P3">- <text:span text:style-name="T7">Documentation sur les règles précise du jeu de dame</text:span></text:p>
      <text:p text:style-name="P3">- <text:span text:style-name="T7">Recherche des formats de données en C++</text:span></text:p>
      <text:p text:style-name="P3"><text:tab/><text:span text:style-name="T7">Partie 1</text:span></text:p>
      <text:p text:style-name="P3">- <text:span text:style-name="T7">Génération du format de donnée et du plateau de base</text:span></text:p>
      <text:p text:style-name="P1"/>
      <text:p text:style-name="P12"><text:s/>19 mars :</text:p>
      <text:p text:style-name="P3">- <text:span text:style-name="T8"><text:s/>Etablissement d’une fonction de reconnaissance qui associe une donnée à un type de case</text:span></text:p>
      <text:p text:style-name="P4">(ex : 0 = case vide, 1 = pion blanc ect…) <text:span text:style-name="T10">(caractère ascii)</text:span></text:p>
      <text:p text:style-name="P4"><text:tab/>Partie 2</text:p>
      <text:p text:style-name="P4">- <text:span text:style-name="T9">Création d’un design d’affichage en console pour le plateau de jeu</text:span></text:p>
      <text:p text:style-name="P4">- Début de la fonction affiche qui traduira les tableaux en un plateau de jeu affichable en console</text:p>
      <text:p text:style-name="P1"/>
      <text:p text:style-name="P11"><text:s/>26 mars :</text:p>
      <text:p text:style-name="P3">- <text:span text:style-name="T8">Fin de la fonction affiche</text:span></text:p>
      <text:p text:style-name="P3"><text:tab/><text:span text:style-name="T8">Partie 3</text:span></text:p>
      <text:p text:style-name="P3">- <text:span text:style-name="T8">Création de la fonction vérification qui permettra au joueur de se déplacer et vérifiera que son coup est valide. Cette fonction devra aussi permettre aussi au joueur prendre un pion </text:span><text:span text:style-name="T9">et de faire une dame. Elle devra aussi servir de base à l’IA plus tard.</text:span></text:p>
      <text:p text:style-name="P1"/>
      <text:p text:style-name="P15"><text:s/>2 avril :</text:p>
      <text:p text:style-name="P3">- <text:span text:style-name="T9">Fin de la fonction vérification</text:span></text:p>
      <text:p text:style-name="P3">- <text:span text:style-name="T9">Création d’un menu avec une image en caractère ASCII (fait par nous même)</text:span></text:p>
      <text:p text:style-name="P3">- <text:span text:style-name="T9">Ajout d’options permettant au joueur de jouer alternativement les blancs ou les noirs</text:span></text:p>
      <text:p text:style-name="P3">- <text:span text:style-name="T9">Création de la condition de victoire : Plus aucun pion dans un des camps et d’un bouton pour abandonner la partie et revenir au menu.</text:span></text:p>
      <text:p text:style-name="P1"/>
      <text:p text:style-name="P14"><text:s/>9 avril :</text:p>
      <text:p text:style-name="P3">- <text:span text:style-name="T9">Création de l’intelligence artificielle la plus simple (celle détaillé dans le premier rapport)</text:span></text:p>
      <text:p text:style-name="P3">- <text:span text:style-name="T9">Algorithme de trois autre niveau d’intelligence (la première étant le niveau normal)</text:span></text:p>
      <text:p text:style-name="P3"><text:tab/>- <text:span text:style-name="T9">1 facile</text:span></text:p>
      <text:p text:style-name="P3"><text:tab/>- <text:span text:style-name="T9">1 difficile</text:span></text:p>
      <text:p text:style-name="P1"/>
      <text:p text:style-name="P13"><text:s/>16 avril :</text:p>
      <text:p text:style-name="P3">- <text:span text:style-name="T9">Début de la création des autres IA</text:span></text:p>
      <text:p text:style-name="P1"/>
      <text:p text:style-name="P10"><text:s/>23 avril :</text:p>
      <text:p text:style-name="P3">- <text:span text:style-name="T9">Fin de la création des IA</text:span></text:p>
      <text:p text:style-name="P3"/>
      <text:p text:style-name="P3"/>
      <text:p text:style-name="P5"><text:soft-page-break/>Durant cette séance nous avons mis en place les différents outils nécessaire à la réalisation du projet. A la base nous devions utiliser Git mais après un petit moment, pour plus de simplicité nous avons choisit d’utiliser uniquement repl.it qui nous permet de sauvegarder le projet <text:span text:style-name="T11">et de programmer sur un même endroit.</text:span></text:p>
      <text:p text:style-name="P5"/>
      <text:p text:style-name="P6">Nous avons aussi lister les fonctions qui vont être nécessaire et nous nous sommes réparti les taches plus précisément :</text:p>
      <text:p text:style-name="P6"/>
      <text:p text:style-name="P16"><text:span text:style-name="T12"><text:tab/></text:span><text:span text:style-name="T13">R</text:span>omain : </text:p>
      <text:p text:style-name="P18"><text:tab/><text:tab/><text:span text:style-name="T22"> <text:s text:c="4"/></text:span><text:span text:style-name="T27">Planning et mise en place des outils</text:span></text:p>
      <text:p text:style-name="P17"><text:tab/><text:tab/><text:span text:style-name="T22"> <text:s text:c="4"/></text:span><text:span text:style-name="T23"><text:s/></text:span><text:span text:style-name="T17"><text:s text:c="5"/></text:span>Création des données initiale<text:span text:style-name="T14">s</text:span> et fonction main</text:p>
      <text:p text:style-name="P17"><text:tab/><text:tab/><text:span text:style-name="T17"> <text:s text:c="4"/></text:span><text:span text:style-name="T15">Plateau initiale</text:span></text:p>
      <text:p text:style-name="P17"><text:span text:style-name="T23"><text:tab/><text:tab/></text:span><text:span text:style-name="T18"> <text:s text:c="4"/></text:span>Avancé des tours, déroulement de la partie, ordre <text:span text:style-name="T14">d</text:span>e passage</text:p>
      <text:p text:style-name="P16"><text:tab/><text:tab/><text:span text:style-name="T18"> <text:s text:c="4"/></text:span>Gestion et modification des listes</text:p>
      <text:p text:style-name="P16"><text:tab/><text:tab/><text:span text:style-name="T19"> <text:s text:c="4"/></text:span>Partie graphique <text:span text:style-name="T14">1 </text:span>(menu, <text:span text:style-name="T27">option, </text:span>ect…)</text:p>
      <text:p text:style-name="P16"><text:tab/><text:tab/><text:span text:style-name="T20"> <text:s text:c="4"/></text:span><text:span text:style-name="T23"><text:s/></text:span><text:span text:style-name="T21"><text:s text:c="5"/></text:span><text:span text:style-name="T23"><text:s/></text:span><text:span text:style-name="T26"><text:s text:c="5"/></text:span><text:span text:style-name="T23"><text:s/></text:span><text:span text:style-name="T14">IA version «difficile»</text:span></text:p>
      <text:p text:style-name="P16"><text:tab/>Morgan : </text:p>
      <text:p text:style-name="P18"><text:tab/><text:tab/><text:span text:style-name="T22"> <text:s text:c="4"/></text:span><text:span text:style-name="T27">Planning et mise en place des outils</text:span></text:p>
      <text:p text:style-name="P17"><text:tab/><text:tab/><text:span text:style-name="T22"> <text:s text:c="4"/></text:span><text:span text:style-name="T23"><text:s/></text:span><text:span text:style-name="T17"><text:s text:c="5"/></text:span><text:span text:style-name="T14">Partie graphique 2 (affichage du plateau)</text:span></text:p>
      <text:p text:style-name="P17"><text:span text:style-name="T23"><text:tab/><text:tab/></text:span><text:span text:style-name="T18"> <text:s text:c="4"/></text:span>Fonction Vérification</text:p>
      <text:p text:style-name="P17"><text:tab/><text:tab/><text:span text:style-name="T19"> <text:s text:c="4"/></text:span>Fonction Victoire</text:p>
      <text:p text:style-name="P17"><text:tab/><text:tab/><text:span text:style-name="T20"> <text:s text:c="4"/></text:span><text:span text:style-name="T23"><text:s/></text:span><text:span text:style-name="T21"><text:s text:c="5"/></text:span><text:s/><text:span text:style-name="T14">IA version «facile»</text:span></text:p>
      <text:p text:style-name="P17"><text:tab/><text:tab/><text:span text:style-name="T20"> <text:s text:c="4"/></text:span><text:span text:style-name="T23"><text:s/></text:span><text:span text:style-name="T21"><text:s text:c="5"/></text:span><text:span text:style-name="T23"><text:s/></text:span>IA <text:span text:style-name="T14">version «normal»</text:span></text:p>
      <text:p text:style-name="P17"><text:tab/><text:tab/><text:span text:style-name="T26"> <text:s text:c="4"/></text:span><text:span text:style-name="T23"><text:s/></text:span><text:span text:style-name="T25">Fin </text:span><text:span text:style-name="T24">IA version «difficile»</text:span></text:p>
      <text:p text:style-name="P7"/>
      <text:p text:style-name="P7"/>
      <text:p text:style-name="P9">L’algorithme de création du plateau initiale est déjà écrit, il ne reste qu’à le traduire en C++.</text:p>
      <text:p text:style-name="P9">Celui-ci génère un tableau de taille 10 contenant 10 tableau. Ainsi, le numéro associé au premier tableau correspond à la ligne du damier – 1 (en partant du haut) et le second au numéro de la colonne – 1 tel que :</text:p>
      <text:p text:style-name="P9"><text:span text:style-name="T16">Damier[y][x]</text:span> correspond à la case (x+1,y+1) du damier (le centre du repère étant en haut à gauche, l’axe x vers la droite et l’axe y vers le bas)</text:p>
      <text:p text:style-name="P9"/>
      <text:p text:style-name="P9">L’affichage du plateau (fonction graphique2 [nom provisoire] ) est aussi presque entièrement rédigé en algorithmique.</text:p>
      <text:p text:style-name="P9"/>
      <text:p text:style-name="P9">Pour ces deux fonctions, il ne reste donc qu’à les traduire en C++ et les déboguer.</text:p>
      <text:p text:style-name="P8"/>
      <text:p text:style-name="P8"/>
      <text:p text:style-name="P7"><text:span text:style-name="T14">L’algorithme de l’IA normal a déjà été </text:span><text:span text:style-name="T27">planifié (voir compte rendu 1) mais pas encore écrit en détail</text:span><text:span text:style-name="T14">, l’IA facile sera la même sauf qu’elle fera des erreurs «volontaire» parfois.</text:span></text:p>
      <text:p text:style-name="P7"/>
      <text:p text:style-name="P8">L’IA difficile fera en sorte de ne pas mettre ses pions en danger volontairement (sauf quand elle n’a pas le choix) et devra essayer <text:span text:style-name="T15">d’avancer ses pions en les protégeant avec d’autres pions derrière. Elle devra aussi essayer de provoquer des situations dans lesquelles elle pourra prendre des pions adverses. </text:span><text:span text:style-name="T27">Enfin, lorsque la voie est dégagé pour un de ses pions, elle l’enverra faire une dame.</text:span><text:span text:style-name="T15"> (Grosse partie qui nous prendra probablement la majorité des deux dernières séances, elle sera fait en tout dernier afin d’être sûr d’avoir au moins deux IA fonctionnels qui rendent le jeu jouable)</text:span></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2T13:44:34.169000000</meta:creation-date>
    <dc:date>2021-03-12T17:08:23.914000000</dc:date>
    <meta:editing-duration>PT10M15S</meta:editing-duration>
    <meta:editing-cycles>2</meta:editing-cycles>
    <meta:generator>LibreOffice/7.0.1.2$Windows_X86_64 LibreOffice_project/7cbcfc562f6eb6708b5ff7d7397325de9e764452</meta:generator>
    <meta:document-statistic meta:table-count="0" meta:image-count="0" meta:object-count="0" meta:page-count="2" meta:paragraph-count="58" meta:word-count="687" meta:character-count="4052" meta:non-whitespace-character-count="3265"/>
  </office:meta>
</office:document-meta>
</file>